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09598">
            <text:p>109598</text:p>
          </table:table-cell>
          <table:table-cell/>
          <table:table-cell>
            <draw:frame table:end-cell-address="Sheet1.L37" table:end-x="0.7575in" table:end-y="0.172in" draw:z-index="0" draw:style-name="gr1" draw:text-style-name="P1" svg:width="8.2579in" svg:height="6.4287in" svg:x="0.5008in" svg:y="0.1441in">
              <draw:object draw:notify-on-update-of-ranges="Sheet1.A1:Sheet1.A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3993.8">
            <text:p>23993.8</text:p>
          </table:table-cell>
          <table:table-cell table:number-columns-repeated="2"/>
        </table:table-row>
        <table:table-row table:style-name="ro1">
          <table:table-cell office:value-type="float" office:value="313911">
            <text:p>313911</text:p>
          </table:table-cell>
          <table:table-cell table:number-columns-repeated="2"/>
        </table:table-row>
        <table:table-row table:style-name="ro1">
          <table:table-cell office:value-type="float" office:value="831727">
            <text:p>831727</text:p>
          </table:table-cell>
          <table:table-cell table:number-columns-repeated="2"/>
        </table:table-row>
        <table:table-row table:style-name="ro1">
          <table:table-cell office:value-type="float" office:value="96512.1">
            <text:p>96512.1</text:p>
          </table:table-cell>
          <table:table-cell table:number-columns-repeated="2"/>
        </table:table-row>
        <table:table-row table:style-name="ro1">
          <table:table-cell office:value-type="float" office:value="23842.7">
            <text:p>23842.7</text:p>
          </table:table-cell>
          <table:table-cell table:number-columns-repeated="2"/>
        </table:table-row>
        <table:table-row table:style-name="ro1">
          <table:table-cell office:value-type="float" office:value="230464">
            <text:p>230464</text:p>
          </table:table-cell>
          <table:table-cell table:number-columns-repeated="2"/>
        </table:table-row>
        <table:table-row table:style-name="ro1">
          <table:table-cell office:value-type="float" office:value="686192">
            <text:p>68619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3/21/2015</text:date>, <text:time>14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Leblanc</meta:initial-creator>
    <meta:creation-date>2015-03-21T14:19:03.90</meta:creation-date>
    <dc:date>2015-03-21T14:41:35.16</dc:date>
    <dc:creator>David Leblanc</dc:creator>
    <meta:editing-duration>PT7M21S</meta:editing-duration>
    <meta:editing-cycles>1</meta:editing-cycles>
    <meta:document-statistic meta:table-count="3" meta:cell-count="8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76cm" svg:height="16.33cm" xlink:href=".." xlink:type="simple" chart:class="chart:bar" chart:style-name="ch1">
        <chart:plot-area chart:style-name="ch2" table:cell-range-address="Sheet1.A1:Sheet1.A8" svg:x="0.869cm" svg:y="1.439cm" svg:width="19.269cm" svg:height="13.557cm">
          <chartooo:coordinate-region svg:x="0.869cm" svg:y="1.439cm" svg:width="19.269cm" svg:height="12.884cm"/>
          <chart:axis chart:dimension="x" chart:name="primary-x" chart:style-name="ch3">
            <chart:title svg:x="7.509cm" svg:y="15.323cm" chart:style-name="ch4">
              <text:p>Histogram of Orientation (Unnormalized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598">
                <text:p>109598</text:p>
                <draw:g>
                  <svg:desc>Sheet1.A1:Sheet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93.8">
                <text:p>2399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3911">
                <text:p>313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1727">
                <text:p>831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512.1">
                <text:p>9651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42.7">
                <text:p>2384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464">
                <text:p>230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6192">
                <text:p>686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